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4000000D88F3495EA63EC6A0A.png" manifest:media-type="image/png"/>
  <manifest:file-entry manifest:full-path="Pictures/100115B400005B55000016521D3456261D084E5C.svg" manifest:media-type="image/svg+xml"/>
  <manifest:file-entry manifest:full-path="Pictures/1000000000000B9C0000064ECCBA8CB6BFCBADC8.png" manifest:media-type="image/png"/>
  <manifest:file-entry manifest:full-path="Pictures/1000020100000CBC0000071E90704B24210C188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 Condensed1" svg:font-family="'DejaVu Serif Condensed'" style:font-family-generic="roman"/>
    <style:font-face style:name="Liberation Sans3" svg:font-family="'Liberation Sans'" style:font-family-generic="swiss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solid" draw:fill-color="#ff4000" draw:textarea-vertical-align="middle"/>
    </style:style>
    <style:style style:name="gr4" style:family="graphic" style:parent-style-name="objectwithoutfill">
      <style:graphic-properties svg:stroke-color="#ff4000" draw:marker-end="Arrow" draw:marker-end-width="0.3cm" draw:fill="solid" draw:fill-color="#ff4000" draw:textarea-vertical-align="middl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532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224b12" draw:fill-color="#3faf46" draw:textarea-horizontal-align="justify" draw:textarea-vertical-align="middle" draw:auto-grow-height="false" fo:min-height="0.512cm" fo:min-width="1.0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8.369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58" style:font-name="DejaVu Serif Condensed" fo:font-weight="normal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style:font-name="DejaVu Serif Condensed" fo:font-weight="normal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3465a4" style:font-name="Bitstream Vera Sans Mono1"/>
    </style:style>
    <style:style style:name="P9" style:family="paragraph">
      <loext:graphic-properties draw:fill="none" draw:fill-color="#ffffff"/>
      <style:paragraph-properties style:writing-mode="lr-tb"/>
      <style:text-properties fo:color="#3465a4"/>
    </style:style>
    <style:style style:name="P10" style:family="paragraph">
      <loext:graphic-properties draw:fill="none" draw:fill-color="#ffffff"/>
      <style:paragraph-properties style:writing-mode="lr-tb"/>
      <style:text-properties fo:color="#c9211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3faf46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7" style:family="paragraph">
      <loext:graphic-properties draw:fill-color="#ffffff"/>
    </style:style>
    <style:style style:name="T1" style:family="text">
      <style:text-properties fo:color="#000058" style:font-name="DejaVu Serif Condensed1" fo:font-weight="normal" style:font-name-asian="DejaVu Serif Condensed1" style:font-weight-asian="bold" style:font-name-complex="DejaVu Serif Condensed1" style:font-weight-complex="bold"/>
    </style:style>
    <style:style style:name="T2" style:family="text">
      <style:text-properties fo:color="#ffffff" style:font-name="DejaVu Serif Condensed1" fo:font-weight="normal" style:font-name-asian="DejaVu Serif Condensed1" style:font-weight-asian="bold" style:font-name-complex="DejaVu Serif Condensed1" style:font-weight-complex="bold"/>
    </style:style>
    <style:style style:name="T3" style:family="text">
      <style:text-properties fo:color="#3465a4" style:font-name="Bitstream Vera Sans Mono1" style:font-name-asian="Liberation Sans3" style:font-name-complex="Liberation Sans3"/>
    </style:style>
    <style:style style:name="T4" style:family="text">
      <style:text-properties fo:color="#3465a4" style:font-name="Liberation Sans" fo:font-size="9pt" style:font-name-asian="Liberation Sans3" style:font-size-asian="9pt" style:font-name-complex="Liberation Sans3" style:font-size-complex="9pt"/>
    </style:style>
    <style:style style:name="T5" style:family="text">
      <style:text-properties fo:color="#c9211e" style:font-name="Liberation Sans3" style:font-name-asian="Liberation Sans3" style:font-name-complex="Liberation Sans3"/>
    </style:style>
    <style:style style:name="T6" style:family="text">
      <style:text-properties fo:color="#c9211e" style:font-name="Liberation Sans" fo:font-size="9pt" style:font-name-asian="Liberation Sans3" style:font-size-asian="9pt" style:font-name-complex="Liberation Sans3" style:font-size-complex="9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332cm" svg:height="9.687cm" draw:transform="rotate (0.0235619449019234) translate (9.226cm 2.711cm)">
          <draw:image xlink:href="Pictures/1000020100000CBC0000071E90704B24210C188C.png" xlink:type="simple" xlink:show="embed" xlink:actuate="onLoad" loext:mime-type="image/png">
            <text:p/>
          </draw:image>
        </draw:frame>
        <draw:path draw:style-name="gr2" draw:text-style-name="P2" draw:layer="layout" svg:width="4.102cm" svg:height="0cm" draw:transform="rotate (-0.380481776934764) translate (9.144cm 11.938cm)" svg:viewBox="0 0 4103 0" svg:d="M0 0c1368 0 2736 0 4103 0">
          <text:p/>
        </draw:path>
        <draw:path draw:style-name="gr2" draw:text-style-name="P2" draw:layer="layout" svg:width="3.591cm" svg:height="-0.001cm" draw:transform="rotate (-2.35619449019235) translate (9.14400000000001cm 11.938cm)" svg:viewBox="0 0 3592 0" svg:d="M0 0c1197 0 2395 0 3592 0">
          <text:p/>
        </draw:path>
        <draw:path draw:style-name="gr2" draw:text-style-name="P2" draw:layer="layout" svg:width="3.809cm" svg:height="0cm" draw:transform="rotate (1.5707963267949) translate (9.144cm 11.938cm)" svg:viewBox="0 0 3810 0" svg:d="M0 0c1270 0 2540 0 3810 0">
          <text:p/>
        </draw:path>
        <draw:path draw:style-name="gr2" draw:text-style-name="P2" draw:layer="layout" svg:width="4.102cm" svg:height="0cm" draw:transform="rotate (-0.380481776934764) translate (9.144cm 11.938cm)" svg:viewBox="0 0 4103 0" svg:d="M0 0c1368 0 2736 0 4103 0">
          <text:p/>
        </draw:path>
        <draw:path draw:style-name="gr2" draw:text-style-name="P2" draw:layer="layout" svg:width="3.591cm" svg:height="-0.001cm" draw:transform="rotate (-2.35619449019235) translate (9.14400000000001cm 11.938cm)" svg:viewBox="0 0 3592 0" svg:d="M0 0c1197 0 2395 0 3592 0">
          <text:p/>
        </draw:path>
        <draw:path draw:style-name="gr3" draw:text-style-name="P3" draw:layer="layout" svg:width="3.809cm" svg:height="0cm" draw:transform="rotate (1.5707963267949) translate (9.144cm 11.938cm)" svg:viewBox="0 0 3810 0" svg:d="M0 0c1270 0 2540 0 3810 0">
          <text:p/>
        </draw:path>
        <draw:path draw:style-name="gr4" draw:text-style-name="P3" draw:layer="layout" svg:width="0cm" svg:height="5.943cm" svg:x="17.729cm" svg:y="0.762cm" svg:viewBox="0 0 0 5944" svg:d="M0 5944c0-1982 0-3963 0-5944">
          <text:p/>
        </draw:path>
        <draw:path draw:style-name="gr4" draw:text-style-name="P3" draw:layer="layout" svg:width="6.762cm" svg:height="0.001cm" draw:transform="skewX (0.108734012399247) rotate (-0.329169096926132) translate (17.7300245645204cm 6.70382598104525cm)" svg:viewBox="0 0 6763 2" svg:d="M0 2c2254-1 4509-1 6763-2">
          <text:p/>
        </draw:path>
        <draw:path draw:style-name="gr4" draw:text-style-name="P3" draw:layer="layout" svg:width="6.204cm" svg:height="-0.001cm" draw:transform="skewX (-0.185179433636598) rotate (-2.34415171835358) translate (17.7290044934cm 6.70581944054157cm)" svg:viewBox="0 0 6205 0" svg:d="M0 0c2068 0 4137 0 6205 0">
          <text:p/>
        </draw:path>
        <draw:path draw:style-name="gr4" draw:text-style-name="P3" draw:layer="layout" svg:width="0cm" svg:height="5.943cm" svg:x="17.729cm" svg:y="0.762cm" svg:viewBox="0 0 0 5944" svg:d="M0 5944c0-1982 0-3963 0-5944">
          <text:p/>
        </draw:path>
        <draw:custom-shape draw:style-name="gr5" draw:text-style-name="P4" draw:layer="layout" svg:width="2.032cm" svg:height="1.778cm" draw:transform="rotate (0.534768882811063) translate (18.57cm 10.043cm)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794cm" svg:height="1.927cm" svg:x="8.636cm" svg:y="12.297cm">
          <draw:text-box>
            <text:p text:style-name="P5"><text:span text:style-name="T1">&lt;𝕀&gt;</text:span></text:p>
          </draw:text-box>
        </draw:frame>
        <draw:frame draw:style-name="gr7" draw:text-style-name="P7" draw:layer="layout" svg:width="2.794cm" svg:height="1.927cm" svg:x="17.272cm" svg:y="7.366cm">
          <draw:text-box>
            <text:p text:style-name="P5"><text:span text:style-name="T2">&lt;𝔹</text:span><text:span text:style-name="T2">&gt;</text:span></text:p>
          </draw:text-box>
        </draw:frame>
        <draw:frame draw:style-name="gr8" draw:text-style-name="P8" draw:layer="layout" svg:width="1.778cm" svg:height="0.988cm" svg:x="9.398cm" svg:y="7.874cm">
          <draw:text-box>
            <text:p><text:span text:style-name="T3">I</text:span></text:p>
          </draw:text-box>
        </draw:frame>
        <draw:frame draw:style-name="gr9" draw:text-style-name="P9" draw:layer="layout" svg:width="1.778cm" svg:height="0.607cm" svg:x="9.806cm" svg:y="8.382cm">
          <draw:text-box>
            <text:p><text:span text:style-name="T4">Z</text:span></text:p>
          </draw:text-box>
        </draw:frame>
        <draw:frame draw:style-name="gr8" draw:text-style-name="P9" draw:layer="layout" svg:width="1.778cm" svg:height="0.988cm" svg:x="6.858cm" svg:y="13.716cm">
          <draw:text-box>
            <text:p><text:span text:style-name="T3">I</text:span></text:p>
          </draw:text-box>
        </draw:frame>
        <draw:frame draw:style-name="gr9" draw:text-style-name="P9" draw:layer="layout" svg:width="1.778cm" svg:height="0.607cm" svg:x="7.266cm" svg:y="14.124cm">
          <draw:text-box>
            <text:p><text:span text:style-name="T4">X</text:span></text:p>
          </draw:text-box>
        </draw:frame>
        <draw:frame draw:style-name="gr8" draw:text-style-name="P9" draw:layer="layout" svg:width="1.778cm" svg:height="0.988cm" svg:x="12.446cm" svg:y="13.264cm">
          <draw:text-box>
            <text:p text:style-name="P5"><text:span text:style-name="T3">I</text:span></text:p>
          </draw:text-box>
        </draw:frame>
        <draw:frame draw:style-name="gr9" draw:text-style-name="P9" draw:layer="layout" svg:width="1.778cm" svg:height="0.607cm" svg:x="12.854cm" svg:y="13.772cm">
          <draw:text-box>
            <text:p><text:span text:style-name="T4">Y</text:span></text:p>
          </draw:text-box>
        </draw:frame>
        <draw:frame draw:style-name="gr10" draw:text-style-name="P10" draw:layer="layout" svg:width="1.778cm" svg:height="0.962cm" svg:x="17.626cm" svg:y="0.254cm">
          <draw:text-box>
            <text:p><text:span text:style-name="T5">B</text:span></text:p>
          </draw:text-box>
        </draw:frame>
        <draw:frame draw:style-name="gr9" draw:text-style-name="P10" draw:layer="layout" svg:width="1.778cm" svg:height="0.607cm" svg:x="18.034cm" svg:y="0.663cm">
          <draw:text-box>
            <text:p><text:span text:style-name="T6">Z</text:span></text:p>
          </draw:text-box>
        </draw:frame>
        <draw:frame draw:style-name="gr11" draw:text-style-name="P11" draw:layer="layout" svg:width="1.778cm" svg:height="0.962cm" svg:x="22.86cm" svg:y="8.537cm">
          <draw:text-box>
            <text:p text:style-name="P5"><text:span text:style-name="T5">B</text:span></text:p>
          </draw:text-box>
        </draw:frame>
        <draw:frame draw:style-name="gr9" draw:text-style-name="P10" draw:layer="layout" svg:width="1.778cm" svg:height="0.607cm" svg:x="23.268cm" svg:y="9.045cm">
          <draw:text-box>
            <text:p><text:span text:style-name="T6">Y</text:span></text:p>
          </draw:text-box>
        </draw:frame>
        <draw:frame draw:style-name="gr9" draw:text-style-name="P9" draw:layer="layout" svg:width="1.778cm" svg:height="0.607cm" svg:x="9.806cm" svg:y="8.383cm">
          <draw:text-box>
            <text:p><text:span text:style-name="T4">Z</text:span></text:p>
          </draw:text-box>
        </draw:frame>
        <draw:frame draw:style-name="gr12" draw:text-style-name="P11" draw:layer="layout" svg:width="1.778cm" svg:height="0.962cm" svg:x="12.7cm" svg:y="9.806cm">
          <draw:text-box>
            <text:p text:style-name="P5"><text:span text:style-name="T5">B</text:span></text:p>
          </draw:text-box>
        </draw:frame>
        <draw:frame draw:style-name="gr9" draw:text-style-name="P10" draw:layer="layout" svg:width="1.778cm" svg:height="0.607cm" svg:x="13.108cm" svg:y="10.314cm">
          <draw:text-box>
            <text:p><text:span text:style-name="T6">X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178cm" svg:height="14.893cm" svg:x="0.254cm" svg:y="0.347cm">
          <draw:image xlink:href="Pictures/1000000000000B9C0000064ECCBA8CB6BFCBADC8.png" xlink:type="simple" xlink:show="embed" xlink:actuate="onLoad" loext:mime-type="image/png">
            <text:p/>
          </draw:image>
        </draw:frame>
        <draw:custom-shape draw:style-name="gr14" draw:text-style-name="P13" draw:layer="layout" svg:width="1.524cm" svg:height="0.762cm" svg:x="18.542cm" svg:y="4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524cm" svg:height="0.762cm" svg:x="23.114cm" svg:y="4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524cm" svg:height="0.762cm" svg:x="18.542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1.524cm" svg:height="0.762cm" svg:x="23.114cm" svg:y="11.68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3.81cm" svg:height="2.384cm" svg:x="17.526cm" svg:y="3.556cm">
          <draw:text-box>
            <text:p text:style-name="P14"><text:span text:style-name="T7">LF</text:span></text:p>
            <text:p text:style-name="P14"><text:span text:style-name="T8">Thruster</text:span></text:p>
          </draw:text-box>
        </draw:frame>
        <draw:frame draw:style-name="gr15" draw:text-style-name="P15" draw:layer="layout" svg:width="3.81cm" svg:height="2.384cm" svg:x="17.526cm" svg:y="10.414cm">
          <draw:text-box>
            <text:p text:style-name="P14"><text:span text:style-name="T7">LR</text:span></text:p>
            <text:p text:style-name="P14"><text:span text:style-name="T8">Thruster</text:span></text:p>
          </draw:text-box>
        </draw:frame>
        <draw:frame draw:style-name="gr15" draw:text-style-name="P15" draw:layer="layout" svg:width="3.81cm" svg:height="2.384cm" svg:x="21.844cm" svg:y="3.556cm">
          <draw:text-box>
            <text:p text:style-name="P14"><text:span text:style-name="T7">RF</text:span></text:p>
            <text:p text:style-name="P14"><text:span text:style-name="T8">Thruster</text:span></text:p>
          </draw:text-box>
        </draw:frame>
        <draw:frame draw:style-name="gr15" draw:text-style-name="P15" draw:layer="layout" svg:width="3.81cm" svg:height="2.384cm" svg:x="22.098cm" svg:y="10.414cm">
          <draw:text-box>
            <text:p text:style-name="P14"><text:span text:style-name="T7">RR</text:span></text:p>
            <text:p text:style-name="P14"><text:span text:style-name="T8">Thruster</text:span></text:p>
          </draw:text-box>
        </draw:frame>
        <draw:frame draw:style-name="gr15" draw:text-style-name="P15" draw:layer="layout" svg:width="3.81cm" svg:height="2.384cm" svg:x="16.764cm" svg:y="13.618cm">
          <draw:text-box>
            <text:p text:style-name="P14"><text:span text:style-name="T9">F</text:span><text:span text:style-name="T10">L</text:span></text:p>
          </draw:text-box>
        </draw:frame>
        <draw:frame draw:style-name="gr15" draw:text-style-name="P16" draw:layer="layout" svg:width="3.81cm" svg:height="2.384cm" svg:x="21.336cm" svg:y="13.618cm">
          <draw:text-box>
            <text:p text:style-name="P14"><text:span text:style-name="T9">F</text:span><text:span text:style-name="T10">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6" draw:layer="layout" svg:width="25.199cm" svg:height="9.134cm" svg:x="-3.302cm" svg:y="-6.84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14" draw:layer="layout" svg:width="27.026cm" svg:height="6.604cm" svg:x="0.484cm" svg:y="4.548cm">
          <draw:image xlink:href="Pictures/100115B400005B55000016521D3456261D084E5C.svg" xlink:type="simple" xlink:show="embed" xlink:actuate="onLoad" loext:mime-type="image/svg+xml">
            <text:p/>
          </draw:image>
          <draw:image xlink:href="Pictures/1000020100000374000000D88F3495EA63EC6A0A.png" xlink:type="simple" xlink:show="embed" xlink:actuate="onLoad" loext:mime-type="image/png"/>
        </draw:fram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6" draw:layer="layout" svg:width="25.199cm" svg:height="9.134cm" svg:x="-3.302cm" svg:y="-6.848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14" draw:layer="layout" svg:width="26.025cm" svg:height="9.906cm" svg:x="0.762cm" svg:y="2.286cm">
          <draw:image xlink:href="Pictures/100115B400005B55000016521D3456261D084E5C.svg" xlink:type="simple" xlink:show="embed" xlink:actuate="onLoad" loext:mime-type="image/svg+xml">
            <text:p/>
          </draw:image>
          <draw:image xlink:href="Pictures/1000020100000374000000D88F3495EA63EC6A0A.png" xlink:type="simple" xlink:show="embed" xlink:actuate="onLoad" loext:mime-type="image/png"/>
        </draw:frame>
        <presentation:notes draw:style-name="dp1">
          <draw:page-thumbnail draw:style-name="gr13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 Condensed1" svg:font-family="'DejaVu Serif Condensed'" style:font-family-generic="roman"/>
    <style:font-face style:name="Liberation Sans3" svg:font-family="'Liberation Sans'" style:font-family-generic="swiss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09:46:33.342563088</meta:creation-date>
    <dc:date>2024-11-11T07:27:49.741112629</dc:date>
    <meta:editing-duration>PT3H6M22S</meta:editing-duration>
    <meta:editing-cycles>9</meta:editing-cycles>
    <meta:generator>LibreOffice/6.4.7.2$Linux_X86_64 LibreOffice_project/40$Build-2</meta:generator>
    <meta:document-statistic meta:object-count="7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